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b0c8" officeooo:paragraph-rsid="0008b0c8"/>
    </style:style>
    <style:style style:name="P2" style:family="paragraph" style:parent-style-name="Standard">
      <style:text-properties officeooo:rsid="000af34f" officeooo:paragraph-rsid="000af34f"/>
    </style:style>
    <style:style style:name="P3" style:family="paragraph" style:parent-style-name="Standard">
      <style:text-properties officeooo:rsid="000b652e" officeooo:paragraph-rsid="000b652e"/>
    </style:style>
    <style:style style:name="P4" style:family="paragraph" style:parent-style-name="Standard">
      <style:text-properties officeooo:rsid="000e26a4" officeooo:paragraph-rsid="000e26a4"/>
    </style:style>
    <style:style style:name="P5" style:family="paragraph" style:parent-style-name="Standard">
      <style:text-properties officeooo:rsid="000f4ee9" officeooo:paragraph-rsid="000f4ee9"/>
    </style:style>
    <style:style style:name="P6" style:family="paragraph" style:parent-style-name="Standard">
      <style:text-properties officeooo:rsid="0011b93c" officeooo:paragraph-rsid="0011b93c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0103260" officeooo:paragraph-rsid="00103260"/>
    </style:style>
    <style:style style:name="P10" style:family="paragraph" style:parent-style-name="Standard">
      <style:text-properties officeooo:rsid="001322d5" officeooo:paragraph-rsid="001322d5"/>
    </style:style>
    <style:style style:name="P11" style:family="paragraph" style:parent-style-name="Standard">
      <style:text-properties officeooo:rsid="0008b0c8" officeooo:paragraph-rsid="0008b0c8"/>
    </style:style>
    <style:style style:name="P12" style:family="paragraph" style:parent-style-name="Standard">
      <style:text-properties officeooo:rsid="0017d7e6" officeooo:paragraph-rsid="0017d7e6"/>
    </style:style>
    <style:style style:name="P13" style:family="paragraph" style:parent-style-name="Standard" style:list-style-name="L1">
      <style:text-properties officeooo:rsid="0019f70e" officeooo:paragraph-rsid="0019f70e"/>
    </style:style>
    <style:style style:name="P14" style:family="paragraph" style:parent-style-name="Standard">
      <style:text-properties officeooo:rsid="001ca561" officeooo:paragraph-rsid="001ca561"/>
    </style:style>
    <style:style style:name="P15" style:family="paragraph" style:parent-style-name="Standard" style:list-style-name="L4">
      <style:text-properties officeooo:rsid="001ca561" officeooo:paragraph-rsid="001ca561"/>
    </style:style>
    <style:style style:name="P16" style:family="paragraph" style:parent-style-name="Standard" style:list-style-name="L6">
      <style:text-properties officeooo:rsid="001ca561" officeooo:paragraph-rsid="001ca561"/>
    </style:style>
    <style:style style:name="P17" style:family="paragraph" style:parent-style-name="Standard">
      <style:text-properties officeooo:rsid="000af34f" officeooo:paragraph-rsid="000af34f"/>
    </style:style>
    <style:style style:name="P18" style:family="paragraph" style:parent-style-name="Standard">
      <style:text-properties officeooo:rsid="0011b93c" officeooo:paragraph-rsid="0011b93c"/>
    </style:style>
    <style:style style:name="P19" style:family="paragraph" style:parent-style-name="Standard">
      <style:text-properties officeooo:rsid="00215165" officeooo:paragraph-rsid="00215165"/>
    </style:style>
    <style:style style:name="P20" style:family="paragraph" style:parent-style-name="Standard">
      <style:text-properties officeooo:rsid="00225583" officeooo:paragraph-rsid="00225583"/>
    </style:style>
    <style:style style:name="P21" style:family="paragraph" style:parent-style-name="Standard">
      <style:text-properties officeooo:rsid="0022c971" officeooo:paragraph-rsid="0022c971"/>
    </style:style>
    <style:style style:name="P22" style:family="paragraph" style:parent-style-name="Standard" style:list-style-name="L5">
      <style:text-properties fo:color="#00a933" loext:opacity="100%" fo:font-weight="bold" officeooo:rsid="000af34f" officeooo:paragraph-rsid="000af34f" style:font-weight-asian="bold" style:font-weight-complex="bold"/>
    </style:style>
    <style:style style:name="P23" style:family="paragraph" style:parent-style-name="Standard">
      <style:text-properties fo:color="#00a933" loext:opacity="100%" fo:font-weight="bold" officeooo:rsid="000e26a4" officeooo:paragraph-rsid="000e26a4" style:font-weight-asian="bold" style:font-weight-complex="bold"/>
    </style:style>
    <style:style style:name="P24" style:family="paragraph" style:parent-style-name="Standard" style:list-style-name="L1">
      <style:text-properties fo:color="#00a933" loext:opacity="100%" fo:font-weight="bold" officeooo:rsid="001322d5" officeooo:paragraph-rsid="001322d5" style:font-weight-asian="bold" style:font-weight-complex="bold"/>
    </style:style>
    <style:style style:name="P25" style:family="paragraph" style:parent-style-name="Standard" style:list-style-name="L2">
      <style:text-properties fo:color="#00a933" loext:opacity="100%" fo:font-weight="bold" officeooo:rsid="00158b5e" officeooo:paragraph-rsid="00158b5e" style:font-weight-asian="bold" style:font-weight-complex="bold"/>
    </style:style>
    <style:style style:name="P26" style:family="paragraph" style:parent-style-name="Standard" style:list-style-name="L2">
      <style:text-properties fo:color="#00a933" loext:opacity="100%" fo:font-weight="bold" officeooo:rsid="0017747a" officeooo:paragraph-rsid="0017747a" style:font-weight-asian="bold" style:font-weight-complex="bold"/>
    </style:style>
    <style:style style:name="P27" style:family="paragraph" style:parent-style-name="Standard" style:list-style-name="L4">
      <style:text-properties fo:color="#00a933" loext:opacity="100%" fo:font-weight="bold" officeooo:rsid="001ca561" officeooo:paragraph-rsid="001ca561" style:font-weight-asian="bold" style:font-weight-complex="bold"/>
    </style:style>
    <style:style style:name="P28" style:family="paragraph" style:parent-style-name="Standard" style:list-style-name="L3">
      <style:text-properties fo:color="#00a933" loext:opacity="100%" fo:font-weight="bold" officeooo:rsid="0019f70e" officeooo:paragraph-rsid="0019f70e" style:font-weight-asian="bold" style:font-weight-complex="bold"/>
    </style:style>
    <style:style style:name="T1" style:family="text">
      <style:text-properties officeooo:rsid="000d2bd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8b0e7" style:font-style-asian="italic" style:font-style-complex="italic"/>
    </style:style>
    <style:style style:name="T4" style:family="text">
      <style:text-properties officeooo:rsid="00109639"/>
    </style:style>
    <style:style style:name="T5" style:family="text">
      <style:text-properties officeooo:rsid="0014b898"/>
    </style:style>
    <style:style style:name="T6" style:family="text">
      <style:text-properties officeooo:rsid="0017747a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91fe6"/>
    </style:style>
    <style:style style:name="T10" style:family="text">
      <style:text-properties officeooo:rsid="0024c260"/>
    </style:style>
    <style:style style:name="T11" style:family="text">
      <style:text-properties fo:color="#00a933" loext:opacity="100%"/>
    </style:style>
    <style:style style:name="T12" style:family="text">
      <style:text-properties fo:color="#00a933" loext:opacity="100%" fo:font-weight="bold" style:font-weight-asian="bold" style:font-weight-complex="bold"/>
    </style:style>
    <style:style style:name="Sect1" style:family="section">
      <style:section-properties fo:background-color="#eeeeee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ntraînement à la manipulation de Dash et Plotly pour le développement d'une application cartographique <text:span text:style-name="T1">avec Folium</text:span></text:p>
      <text:p text:style-name="P1"/>
      <text:h text:style-name="Heading_20_1" text:outline-level="1"><text:bookmark-start text:name="__RefHeading___Toc171_1207283722"/>Objectifs :<text:bookmark-end text:name="__RefHeading___Toc171_1207283722"/></text:h>
      <text:p text:style-name="P1">- produire une application cartographique type SIG ;</text:p>
      <text:p text:style-name="P1">- il faut au minimum un graphique, un liste déroulante et une carte qui intéragissent entre eux ;</text:p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7"><text:a xlink:type="simple" xlink:href="#__RefHeading___Toc171_1207283722" text:style-name="Index_20_Link" text:visited-style-name="Index_20_Link">Objectifs :<text:tab/>1</text:a></text:p>
          <text:p text:style-name="P7"><text:a xlink:type="simple" xlink:href="#__RefHeading___Toc173_1207283722" text:style-name="Index_20_Link" text:visited-style-name="Index_20_Link">Les données<text:tab/>1</text:a></text:p>
          <text:p text:style-name="P8"><text:a xlink:type="simple" xlink:href="#__RefHeading___Toc189_1207283722" text:style-name="Index_20_Link" text:visited-style-name="Index_20_Link">Traitements<text:tab/>1</text:a></text:p>
          <text:p text:style-name="P7"><text:a xlink:type="simple" xlink:href="#__RefHeading___Toc175_1207283722" text:style-name="Index_20_Link" text:visited-style-name="Index_20_Link">Les items de l'application<text:tab/>2</text:a></text:p>
          <text:p text:style-name="P8"><text:a xlink:type="simple" xlink:href="#__RefHeading___Toc177_1207283722" text:style-name="Index_20_Link" text:visited-style-name="Index_20_Link">Le </text:a><text:a xlink:type="simple" xlink:href="#__RefHeading___Toc177_1207283722" text:style-name="Index_20_Link" text:visited-style-name="Index_20_Link"><text:span text:style-name="T2">barplot</text:span></text:a><text:a xlink:type="simple" xlink:href="#__RefHeading___Toc177_1207283722" text:style-name="Index_20_Link" text:visited-style-name="Index_20_Link"> des revenus<text:tab/>2</text:a></text:p>
          <text:p text:style-name="P8"><text:a xlink:type="simple" xlink:href="#__RefHeading___Toc179_1207283722" text:style-name="Index_20_Link" text:visited-style-name="Index_20_Link">La carte interactive<text:tab/>2</text:a></text:p>
          <text:p text:style-name="P7"><text:a xlink:type="simple" xlink:href="#__RefHeading___Toc181_1207283722" text:style-name="Index_20_Link" text:visited-style-name="Index_20_Link">Les fonctionnalités de l'application<text:tab/>2</text:a></text:p>
          <text:p text:style-name="P8"><text:a xlink:type="simple" xlink:href="#__RefHeading___Toc183_1207283722" text:style-name="Index_20_Link" text:visited-style-name="Index_20_Link">Contrôler les couches de base de la carte interactive<text:tab/>2</text:a></text:p>
          <text:p text:style-name="P8"><text:a xlink:type="simple" xlink:href="#__RefHeading___Toc187_1207283722" text:style-name="Index_20_Link" text:visited-style-name="Index_20_Link">Afficher les revenus pour chaque IRIS d'une commune &amp; pouvoir comparer les IRIS des communes<text:tab/>2</text:a></text:p>
          <text:p text:style-name="P7"><text:a xlink:type="simple" xlink:href="#__RefHeading___Toc191_1207283722" text:style-name="Index_20_Link" text:visited-style-name="Index_20_Link">Résultats<text:tab/>2</text:a></text:p>
          <text:p text:style-name="P7"><text:a xlink:type="simple" xlink:href="#__RefHeading___Toc185_1207283722" text:style-name="Index_20_Link" text:visited-style-name="Index_20_Link">Sources<text:tab/>3</text:a></text:p>
        </text:index-body>
      </text:table-of-content>
      <text:p text:style-name="P1"/>
      <text:p text:style-name="P1"/>
      <text:p text:style-name="P1"/>
      <text:h text:style-name="Heading_20_1" text:outline-level="1"><text:bookmark-start text:name="__RefHeading___Toc173_1207283722"/>Les données<text:bookmark-end text:name="__RefHeading___Toc173_1207283722"/></text:h>
      <text:list xml:id="list2190128638" text:style-name="L5">
        <text:list-item>
          <text:p text:style-name="P22"><text:span text:style-name="T10">C</text:span>ommunes de GPSEA ;</text:p>
        </text:list-item>
        <text:list-item>
          <text:p text:style-name="P22">IRIS de GPSEA ;</text:p>
        </text:list-item>
        <text:list-item>
          <text:p text:style-name="P22">revenus médians dans les IRIS de GPSEA en 2015 et 2019, avec calcul du taux de variation entre les deux dates.</text:p>
        </text:list-item>
      </text:list>
      <text:p text:style-name="P2"/>
      <text:h text:style-name="Heading_20_2" text:outline-level="2"><text:bookmark-start text:name="__RefHeading___Toc189_1207283722"/>Traitements<text:bookmark-end text:name="__RefHeading___Toc189_1207283722"/></text:h>
      <text:list xml:id="list3006612718" text:style-name="L6">
        <text:list-item>
          <text:p text:style-name="P16">I de Moran =&gt; créer une couche à intégrer dans la carte.</text:p>
        </text:list-item>
      </text:list>
      <text:p text:style-name="P2"/>
      <text:h text:style-name="Heading_20_1" text:outline-level="1"><text:bookmark-start text:name="__RefHeading___Toc175_1207283722"/><text:soft-page-break/>Les items de l'application<text:bookmark-end text:name="__RefHeading___Toc175_1207283722"/></text:h>
      <text:h text:style-name="Heading_20_2" text:outline-level="2"><text:bookmark-start text:name="__RefHeading___Toc177_1207283722"/>Le <text:span text:style-name="T2">barplot</text:span> des revenus<text:bookmark-end text:name="__RefHeading___Toc177_1207283722"/></text:h>
      <text:p text:style-name="P4">Les fonctions souhaitées :</text:p>
      <text:p text:style-name="P23">- comparer deux ou plusieurs communes pour une période donnée.</text:p>
      <text:p text:style-name="P23">- Changer de période temporelle.</text:p>
      <text:p text:style-name="P4"/>
      <text:h text:style-name="Heading_20_2" text:outline-level="2"><text:bookmark-start text:name="__RefHeading___Toc179_1207283722"/>La carte interactive<text:bookmark-end text:name="__RefHeading___Toc179_1207283722"/></text:h>
      <text:p text:style-name="P4">Les fonctions souhaitées :</text:p>
      <text:p text:style-name="P23">- mise à jour en fonction de la sélection issue des fonctions du barplot.</text:p>
      <text:p text:style-name="P5"><text:span text:style-name="T12">- Revenus médian en 2019</text:span> et taux de variation entre 2015 et 2019 (cercle proportionnel choropleth).</text:p>
      <text:p text:style-name="P9">- Ecart à la moyenne <text:span text:style-name="T4">communale </text:span>des revenus 2019 et 2015.</text:p>
      <text:p text:style-name="P9"/>
      <text:h text:style-name="Heading_20_1" text:outline-level="1"><text:bookmark-start text:name="__RefHeading___Toc181_1207283722"/>Les fonctionnalités de l'application <text:bookmark-end text:name="__RefHeading___Toc181_1207283722"/></text:h>
      <text:h text:style-name="Heading_20_2" text:outline-level="2"><text:bookmark-start text:name="__RefHeading___Toc183_1207283722"/>Contrôler les couches de base de la carte interactive <text:bookmark-end text:name="__RefHeading___Toc183_1207283722"/></text:h>
      <text:p text:style-name="P10">La carte interactive doit contenir et pouvoir afficher<text:span text:style-name="T5">/retirer</text:span> les couches :</text:p>
      <text:list xml:id="list2453150809" text:style-name="L1">
        <text:list-item>
          <text:p text:style-name="P24">Contours des IRIS ;</text:p>
        </text:list-item>
        <text:list-item>
          <text:p text:style-name="P24">Contours des communes de GPSEA ;</text:p>
        </text:list-item>
        <text:list-item>
          <text:p text:style-name="P13">Couche pour les écarts entre la moyenne de revenu à l'échelle communale et le revenu de l'IRIS, pour chaque année ;</text:p>
        </text:list-item>
      </text:list>
      <text:h text:style-name="Heading_20_2" text:outline-level="2"><text:bookmark-start text:name="__RefHeading___Toc187_1207283722"/>Afficher les revenus pour chaque IRIS d'une commune &amp; pouvoir comparer les IRIS des communes<text:bookmark-end text:name="__RefHeading___Toc187_1207283722"/></text:h>
      <text:list xml:id="list3387708831" text:style-name="L2">
        <text:list-item>
          <text:p text:style-name="P25">Choisir une date d'analyse ;</text:p>
        </text:list-item>
        <text:list-item>
          <text:p text:style-name="P25">Sélectionner une ou plusieurs communes à comparer <text:span text:style-name="T6">;</text:span></text:p>
        </text:list-item>
        <text:list-item>
          <text:p text:style-name="P26">Afficher le revenu en cercle proportionnel dans chaque IRIS pour la ou les communes sélectionnées ;</text:p>
        </text:list-item>
      </text:list>
      <text:p text:style-name="P10"/>
      <text:p text:style-name="P12"><text:span text:style-name="T8">Note</text:span> : Pour mettre à jour une carte Folium dans Dash, il faut recréer la carte dans la <text:span text:style-name="T2">callba</text:span><text:span text:style-name="T3">c</text:span><text:span text:style-name="T2">k</text:span><text:span text:style-name="T7">.</text:span></text:p>
      <text:p text:style-name="P12"><text:span text:style-name="T7"/></text:p>
      <text:p text:style-name="P14"><text:span text:style-name="T7">Interface</text:span></text:p>
      <text:list xml:id="list2695074774" text:style-name="L4">
        <text:list-item>
          <text:p text:style-name="P15"><text:span text:style-name="T7">Mettre sur un même endroit la carte et le graphique.</text:span></text:p>
        </text:list-item>
        <text:list-item>
          <text:p text:style-name="P27"><text:span text:style-name="T7">Ajouter des titres mis à jour automatique.</text:span></text:p>
        </text:list-item>
      </text:list>
      <text:p text:style-name="P10"/>
      <text:p text:style-name="P10"/>
      <text:h text:style-name="Heading_20_1" text:outline-level="1"><text:bookmark-start text:name="__RefHeading___Toc191_1207283722"/>Résultats<text:bookmark-end text:name="__RefHeading___Toc191_1207283722"/></text:h>
      <text:list xml:id="list2706406597" text:style-name="L3">
        <text:list-item>
          <text:p text:style-name="P28">Ecrire un article avec le Notebook : Comment créer un tableau de bord cartographique avec Python ?</text:p>
        </text:list-item>
        <text:list-item>
          <text:p text:style-name="P28">Mettre en ligne le notebook et les données.</text:p>
        </text:list-item>
      </text:list>
      <text:p text:style-name="P10"/>
      <text:p text:style-name="P2"/>
      <text:h text:style-name="Heading_20_1" text:outline-level="1"><text:bookmark-start text:name="__RefHeading___Toc185_1207283722"/><text:soft-page-break/>Sources<text:bookmark-end text:name="__RefHeading___Toc185_1207283722"/></text:h>
      <text:p text:style-name="P3"><text:a xlink:type="simple" xlink:href="https://medium.com/analytics-vidhya/valueerror-lengths-must-match-to-compare-when-adding-more-than-2-options-in-dropdown-3b4e0a5c77d4" text:style-name="Internet_20_link" text:visited-style-name="Visited_20_Internet_20_Link">Comment utiliser une liste déroulante à choix multiple dans Dash</text:a>.</text:p>
      <text:p text:style-name="P6"><text:a xlink:type="simple" xlink:href="https://community.plotly.com/t/dash-app-with-multiple-inputs-dropdowns/65585/5" text:style-name="Internet_20_link" text:visited-style-name="Visited_20_Internet_20_Link">Mutiplier les Inputs dans un dcc.Dropdown (liste déroulante)</text:a>.</text:p>
      <text:p text:style-name="P6"><text:a xlink:type="simple" xlink:href="https://leafletjs.com/reference.html#path-option" text:style-name="Internet_20_link" text:visited-style-name="Visited_20_Internet_20_Link">Les clés possibles pour le dictionnaire issu d'un style_function pour Folium</text:a>.</text:p>
      <text:p text:style-name="P19"><text:a xlink:type="simple" xlink:href="https://leafletjs.com/reference.html#circle" text:style-name="Internet_20_link" text:visited-style-name="Visited_20_Internet_20_Link">Les attributs possibles pour folium.Circle()</text:a></text:p>
      <text:p text:style-name="P20"><text:a xlink:type="simple" xlink:href="https://coolors.co/palettes/trending" text:style-name="Internet_20_link" text:visited-style-name="Visited_20_Internet_20_Link">Palettes de couleur pré-définie</text:a>.</text:p>
      <text:p text:style-name="P21"><text:a xlink:type="simple" xlink:href="https://nbviewer.org/github/python-visualization/folium/blob/main/examples/GeoJSON_and_choropleth.ipynb" text:style-name="Internet_20_link" text:visited-style-name="Visited_20_Internet_20_Link">Comment créer une couche geojson et choropleth</text:a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1T00:11:05.311000000</dc:date>
    <meta:editing-duration>P1DT2H16M45S</meta:editing-duration>
    <meta:editing-cycles>26</meta:editing-cycles>
    <meta:generator>LibreOffice/7.3.2.2$Windows_x86 LibreOffice_project/49f2b1bff42cfccbd8f788c8dc32c1c309559be0</meta:generator>
    <meta:document-statistic meta:table-count="0" meta:image-count="0" meta:object-count="0" meta:page-count="3" meta:paragraph-count="56" meta:word-count="445" meta:character-count="2576" meta:non-whitespace-character-count="2199"/>
  </office:meta>
</office:document-meta>
</file>